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SFMono-Regular1" svg:font-family="SFMono-Regular, Consolas, 'Liberation Mono', Menlo, monospace"/>
    <style:font-face style:name="Courier" svg:font-family="Courier" style:font-family-generic="system"/>
    <style:font-face style:name="Menlo" svg:font-family="Menlo, Monaco, 'Courier New', C" style:font-family-generic="system"/>
    <style:font-face style:name="SFMono-Regular" svg:font-family="SFMono-Regular, Consolas, 'Libe" style:font-family-generic="system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weight="bold" style:font-weight-asian="bold" style:font-weight-complex="bold"/>
    </style:style>
    <style:style style:name="P3" style:family="paragraph" style:parent-style-name="Standard">
      <style:text-properties style:font-name="Arial" fo:font-weight="bold" officeooo:rsid="001748b0" officeooo:paragraph-rsid="001748b0" style:font-weight-asian="bold" style:font-weight-complex="bold"/>
    </style:style>
    <style:style style:name="P4" style:family="paragraph" style:parent-style-name="Standard">
      <style:text-properties style:font-name="Arial" fo:language="en" fo:country="US" fo:font-weight="bold" style:font-weight-asian="bold" style:font-weight-complex="bold"/>
    </style:style>
    <style:style style:name="P5" style:family="paragraph" style:parent-style-name="Standard">
      <style:text-properties style:font-name="Arial" fo:font-weight="normal" officeooo:rsid="0027fb3a" style:font-weight-asian="normal" style:font-weight-complex="normal"/>
    </style:style>
    <style:style style:name="P6" style:family="paragraph" style:parent-style-name="Standard">
      <style:text-properties style:font-name="Menlo"/>
    </style:style>
    <style:style style:name="P7" style:family="paragraph" style:parent-style-name="Standard">
      <style:text-properties fo:language="en" fo:country="US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text-properties fo:font-weight="bold" officeooo:rsid="00294a57" officeooo:paragraph-rsid="00294a57" style:font-weight-asian="bold" style:font-weight-complex="bold"/>
    </style:style>
    <style:style style:name="P10" style:family="paragraph" style:parent-style-name="Standard">
      <style:text-properties fo:font-weight="bold" officeooo:rsid="00299e33" officeooo:paragraph-rsid="00299e33" style:font-weight-asian="bold" style:font-weight-complex="bold"/>
    </style:style>
    <style:style style:name="P11" style:family="paragraph" style:parent-style-name="Standard">
      <style:text-properties fo:font-weight="bold" officeooo:rsid="0027fb3a" officeooo:paragraph-rsid="0027fb3a" style:font-weight-asian="bold" style:font-weight-complex="bold"/>
    </style:style>
    <style:style style:name="P12" style:family="paragraph" style:parent-style-name="Standard">
      <style:text-properties fo:font-weight="bold" officeooo:rsid="0030a50f" officeooo:paragraph-rsid="0030a50f" style:font-weight-asian="bold" style:font-weight-complex="bold"/>
    </style:style>
    <style:style style:name="P13" style:family="paragraph" style:parent-style-name="Standard">
      <style:text-properties fo:font-weight="normal" style:font-weight-asian="normal" style:font-weight-complex="normal"/>
    </style:style>
    <style:style style:name="P14" style:family="paragraph" style:parent-style-name="Standard">
      <style:text-properties fo:font-weight="normal" officeooo:rsid="00294a57" officeooo:paragraph-rsid="00294a57" style:font-weight-asian="normal" style:font-weight-complex="normal"/>
    </style:style>
    <style:style style:name="P15" style:family="paragraph" style:parent-style-name="Standard">
      <style:text-properties fo:font-weight="normal" officeooo:rsid="001f7829" style:font-weight-asian="normal" style:font-weight-complex="normal"/>
    </style:style>
    <style:style style:name="P16" style:family="paragraph" style:parent-style-name="Standard">
      <style:text-properties fo:font-weight="normal" officeooo:rsid="00299e33" officeooo:paragraph-rsid="00299e33" style:font-weight-asian="normal" style:font-weight-complex="normal"/>
    </style:style>
    <style:style style:name="P17" style:family="paragraph" style:parent-style-name="Standard">
      <style:text-properties fo:font-weight="normal" officeooo:rsid="0027fb3a" officeooo:paragraph-rsid="0027fb3a" style:font-weight-asian="normal" style:font-weight-complex="normal"/>
    </style:style>
    <style:style style:name="P18" style:family="paragraph" style:parent-style-name="Standard">
      <style:text-properties officeooo:rsid="0021b6a1" officeooo:paragraph-rsid="0021b6a1"/>
    </style:style>
    <style:style style:name="P19" style:family="paragraph" style:parent-style-name="Standard" style:master-page-name="MP0">
      <style:paragraph-properties style:page-number="auto" fo:break-before="page"/>
      <style:text-properties style:font-name="Arial" fo:font-weight="normal" officeooo:rsid="0027fb3a" style:font-weight-asian="normal" style:font-weight-complex="normal"/>
    </style:style>
    <style:style style:name="P20" style:family="paragraph" style:parent-style-name="Standard" style:list-style-name="L1"/>
    <style:style style:name="P21" style:family="paragraph" style:parent-style-name="Standard" style:list-style-name="L2"/>
    <style:style style:name="P22" style:family="paragraph" style:parent-style-name="Standard" style:list-style-name="L3"/>
    <style:style style:name="P23" style:family="paragraph" style:parent-style-name="Standard" style:list-style-name="L3">
      <style:text-properties fo:language="en" fo:country="US"/>
    </style:style>
    <style:style style:name="P24" style:family="paragraph" style:parent-style-name="Standard" style:list-style-name="L8">
      <style:text-properties fo:language="en" fo:country="US"/>
    </style:style>
    <style:style style:name="P25" style:family="paragraph" style:parent-style-name="Standard" style:list-style-name="L4"/>
    <style:style style:name="P26" style:family="paragraph" style:parent-style-name="Standard" style:list-style-name="L5"/>
    <style:style style:name="P27" style:family="paragraph" style:parent-style-name="Standard" style:list-style-name="L6"/>
    <style:style style:name="P28" style:family="paragraph" style:parent-style-name="Standard" style:list-style-name="L7"/>
    <style:style style:name="P29" style:family="paragraph" style:parent-style-name="Standard" style:list-style-name="L8">
      <style:text-properties officeooo:paragraph-rsid="0012ed7c"/>
    </style:style>
    <style:style style:name="P30" style:family="paragraph" style:parent-style-name="Standard" style:list-style-name="L8">
      <style:text-properties officeooo:paragraph-rsid="00184ef8"/>
    </style:style>
    <style:style style:name="P31" style:family="paragraph" style:parent-style-name="Standard" style:list-style-name="L9"/>
    <style:style style:name="P32" style:family="paragraph" style:parent-style-name="Standard" style:list-style-name="L9">
      <style:text-properties officeooo:rsid="0021b6a1" officeooo:paragraph-rsid="0021b6a1"/>
    </style:style>
    <style:style style:name="P33" style:family="paragraph" style:parent-style-name="Standard" style:list-style-name="L10">
      <style:text-properties fo:font-weight="normal" officeooo:rsid="002b3204" officeooo:paragraph-rsid="002b3204" style:font-weight-asian="normal" style:font-weight-complex="normal"/>
    </style:style>
    <style:style style:name="P34" style:family="paragraph" style:parent-style-name="Standard" style:list-style-name="L11">
      <style:text-properties officeooo:paragraph-rsid="0030a50f"/>
    </style:style>
    <style:style style:name="P35" style:family="paragraph" style:parent-style-name="Standard" style:list-style-name="L11">
      <style:text-properties fo:font-weight="bold" officeooo:rsid="0030a50f" officeooo:paragraph-rsid="0030a50f" style:font-weight-asian="bold" style:font-weight-complex="bold"/>
    </style:style>
    <style:style style:name="P36" style:family="paragraph" style:parent-style-name="Standard" style:list-style-name="L11">
      <style:text-properties fo:font-weight="bold" officeooo:rsid="0027fb3a" officeooo:paragraph-rsid="0027fb3a" style:font-weight-asian="bold" style:font-weight-complex="bold"/>
    </style:style>
    <style:style style:name="P37" style:family="paragraph" style:parent-style-name="Preformatted_20_Text" style:list-style-name="L11">
      <style:text-properties fo:font-weight="bold" officeooo:rsid="0031f25d" officeooo:paragraph-rsid="0031f25d" style:font-weight-asian="bold" style:font-weight-complex="bold"/>
    </style:style>
    <style:style style:name="P38" style:family="paragraph" style:parent-style-name="Preformatted_20_Text" style:list-style-name="L11">
      <style:text-properties fo:font-weight="bold" officeooo:rsid="0031f25d" officeooo:paragraph-rsid="004c906b" style:font-weight-asian="bold" style:font-weight-complex="bold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/>
    </style:style>
    <style:style style:name="T3" style:family="text">
      <style:text-properties style:font-name="Arial" officeooo:rsid="00159a2d"/>
    </style:style>
    <style:style style:name="T4" style:family="text">
      <style:text-properties style:font-name="Arial" officeooo:rsid="004133cd"/>
    </style:style>
    <style:style style:name="T5" style:family="text">
      <style:text-properties style:text-line-through-style="solid" style:text-line-through-type="single" style:font-name="Arial" style:text-underline-mode="continuous" style:text-overline-mode="continuous" style:text-line-through-mode="continuous"/>
    </style:style>
    <style:style style:name="T6" style:family="text">
      <style:text-properties fo:color="#333333" style:font-name="Courier"/>
    </style:style>
    <style:style style:name="T7" style:family="text">
      <style:text-properties style:font-name="Menlo"/>
    </style:style>
    <style:style style:name="T8" style:family="text">
      <style:text-properties style:font-name="Menlo" fo:language="en" fo:country="US"/>
    </style:style>
    <style:style style:name="T9" style:family="text">
      <style:text-properties fo:color="#24292e" style:font-name="SFMono-Regular" fo:font-size="9.5pt" style:font-size-asian="9.5pt"/>
    </style:style>
    <style:style style:name="T10" style:family="text">
      <style:text-properties fo:language="en" fo:country="US"/>
    </style:style>
    <style:style style:name="T11" style:family="text">
      <style:text-properties fo:language="en" fo:country="US" officeooo:rsid="00184ef8"/>
    </style:style>
    <style:style style:name="T12" style:family="text">
      <style:text-properties fo:language="en" fo:country="US" officeooo:rsid="00188635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30a50f" style:font-weight-asian="bold" style:font-weight-complex="bold"/>
    </style:style>
    <style:style style:name="T15" style:family="text">
      <style:text-properties fo:font-weight="bold" officeooo:rsid="00474e46" style:font-weight-asian="bold" style:font-weight-complex="bold"/>
    </style:style>
    <style:style style:name="T16" style:family="text">
      <style:text-properties officeooo:rsid="0012a5b0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1f7829" style:font-weight-asian="normal" style:font-weight-complex="normal"/>
    </style:style>
    <style:style style:name="T19" style:family="text">
      <style:text-properties fo:font-weight="normal" officeooo:rsid="0030a50f" style:font-weight-asian="normal" style:font-weight-complex="normal"/>
    </style:style>
    <style:style style:name="T20" style:family="text">
      <style:text-properties officeooo:rsid="001c014e"/>
    </style:style>
    <style:style style:name="T21" style:family="text">
      <style:text-properties officeooo:rsid="00201129"/>
    </style:style>
    <style:style style:name="T22" style:family="text">
      <style:text-properties officeooo:rsid="002d53c2"/>
    </style:style>
    <style:style style:name="T23" style:family="text">
      <style:text-properties officeooo:rsid="002993f2"/>
    </style:style>
    <style:style style:name="T24" style:family="text">
      <style:text-properties officeooo:rsid="002a6505"/>
    </style:style>
    <style:style style:name="T25" style:family="text">
      <style:text-properties officeooo:rsid="002bdd2f"/>
    </style:style>
    <style:style style:name="T26" style:family="text">
      <style:text-properties fo:font-variant="normal" fo:text-transform="none" fo:color="#24292e" style:font-name="SFMono-Regular1" fo:font-size="9.75pt" fo:letter-spacing="normal" fo:font-style="normal" fo:font-weight="normal" officeooo:rsid="0030a50f" style:font-weight-asian="normal" style:font-weight-complex="normal" loext:padding="0cm" loext:border="none"/>
    </style:style>
    <style:style style:name="T27" style:family="text">
      <style:text-properties fo:font-variant="normal" fo:text-transform="none" fo:color="#24292e" style:font-name="SFMono-Regular1" fo:font-size="9.75pt" fo:letter-spacing="normal" fo:font-style="normal" fo:font-weight="normal" style:font-weight-asian="normal" style:font-weight-complex="normal" loext:padding="0cm" loext:border="none"/>
    </style:style>
    <style:style style:name="T28" style:family="text">
      <style:text-properties fo:font-variant="normal" fo:text-transform="none" fo:color="#24292e" style:font-name="SFMono-Regular1" fo:font-size="9.75pt" fo:letter-spacing="normal" fo:font-style="normal" fo:font-weight="normal" officeooo:rsid="004c906b" style:font-weight-asian="normal" style:font-weight-complex="normal" loext:padding="0cm" loext:border="none"/>
    </style:style>
    <style:style style:name="T29" style:family="text">
      <style:text-properties fo:font-variant="normal" fo:text-transform="none" fo:color="#24292e" style:font-name="SFMono-Regular1" fo:font-size="9.75pt" fo:letter-spacing="normal" fo:font-style="normal" fo:font-weight="normal" loext:padding="0cm" loext:border="none"/>
    </style:style>
    <style:style style:name="T30" style:family="text">
      <style:text-properties fo:font-variant="normal" fo:text-transform="none" fo:color="#24292e" style:font-name="SFMono-Regular1" fo:font-size="9.75pt" fo:letter-spacing="normal" fo:font-style="normal" fo:font-weight="normal" officeooo:rsid="003437fa" loext:padding="0cm" loext:border="none"/>
    </style:style>
    <style:style style:name="T31" style:family="text">
      <style:text-properties officeooo:rsid="0032a198"/>
    </style:style>
    <style:style style:name="T32" style:family="text">
      <style:text-properties officeooo:rsid="0036010d"/>
    </style:style>
    <style:style style:name="T33" style:family="text">
      <style:text-properties officeooo:rsid="0038ff2d"/>
    </style:style>
    <style:style style:name="T34" style:family="text">
      <style:text-properties officeooo:rsid="003adb8a"/>
    </style:style>
    <style:style style:name="T35" style:family="text">
      <style:text-properties officeooo:rsid="003b936f"/>
    </style:style>
    <style:style style:name="T36" style:family="text">
      <style:text-properties officeooo:rsid="003d35e8"/>
    </style:style>
    <style:style style:name="T37" style:family="text">
      <style:text-properties officeooo:rsid="003f00b8"/>
    </style:style>
    <style:style style:name="T38" style:family="text">
      <style:text-properties officeooo:rsid="0040ab06"/>
    </style:style>
    <style:style style:name="T39" style:family="text">
      <style:text-properties officeooo:rsid="004580b4"/>
    </style:style>
    <style:style style:name="T40" style:family="text">
      <style:text-properties officeooo:rsid="00474e46"/>
    </style:style>
    <style:style style:name="T41" style:family="text">
      <style:text-properties officeooo:rsid="0049109e"/>
    </style:style>
    <style:style style:name="T42" style:family="text">
      <style:text-properties officeooo:rsid="004a83cb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4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4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4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6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6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6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6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6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6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6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6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6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7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7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7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7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7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7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7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7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7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8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8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8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8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8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8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8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8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8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WW_5f_CharLFO9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9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9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9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9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9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9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9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9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5">Ubunto debian</text:p>
      <text:p text:style-name="P2">Inserir sudo antes de todo comando (padrão ubunto)</text:p>
      <text:p text:style-name="P2"/>
      <text:p text:style-name="P1">- tab: autocompleta o nome da pasta</text:p>
      <text:p text:style-name="P1">- mkdir //cria pasta</text:p>
      <text:p text:style-name="P1">- dir or ls //lista tudo dentro do diretório</text:p>
      <text:p text:style-name="P1">- clear ou ctrl + l //limpa terminal</text:p>
      <text:p text:style-name="P1">- ctrl + shift + v: colar algo no terminal</text:p>
      <text:p text:style-name="P1">- ctrl + shift +c: copiar algo no terminal</text:p>
      <text:p text:style-name="P1">- (-y) da permissão pra tudo no comando executado</text:p>
      <text:p text:style-name="Standard"><text:span text:style-name="Fonte_20_parág._20_padrão"><text:span text:style-name="T1">- sudo apt install curl </text:span></text:span><text:span text:style-name="Fonte_20_parág._20_padrão"><text:span text:style-name="T5">-y</text:span></text:span></text:p>
      <text:p text:style-name="Standard"><text:span text:style-name="Fonte_20_parág._20_padrão"><text:span text:style-name="T1">- sudo </text:span></text:span><text:span text:style-name="Strong_20_Emphasis"><text:span text:style-name="T6">chmod -R 777 diretorio </text:span></text:span><text:span text:style-name="Fonte_20_parág._20_padrão"><text:span text:style-name="T1">//dar permissão de leitura escrita para a pasta</text:span></text:span></text:p>
      <text:p text:style-name="Standard"><text:span text:style-name="Fonte_20_parág._20_padrão"><text:span text:style-name="T1">- </text:span></text:span><text:span text:style-name="Fonte_20_parág._20_padrão"><text:span text:style-name="T3">sudo apt-get update</text:span></text:span></text:p>
      <text:p text:style-name="Standard"><text:span text:style-name="Fonte_20_parág._20_padrão"><text:span text:style-name="T3">- sudo apt install -f nodejs -y</text:span></text:span></text:p>
      <text:p text:style-name="Standard"><text:span text:style-name="Fonte_20_parág._20_padrão"><text:span text:style-name="T3">- sudo nano /etc/hosts //</text:span></text:span><text:span text:style-name="Fonte_20_parág._20_padrão"><text:span text:style-name="T4">edita o arquivo de dns</text:span></text:span></text:p>
      <text:p text:style-name="P2"/>
      <text:p text:style-name="P4">Instalando terminal ZSH</text:p>
      <text:p text:style-name="Standard"><text:span text:style-name="Fonte_20_parág._20_padrão"><text:span text:style-name="T2">- </text:span></text:span><text:span text:style-name="Fonte_20_parág._20_padrão"><text:span text:style-name="T8">sudo apt-get install zsh</text:span></text:span></text:p>
      <text:p text:style-name="Standard"><text:span text:style-name="Fonte_20_parág._20_padrão"><text:span text:style-name="T7">- </text:span></text:span><text:a xlink:type="simple" xlink:href="https://ohmyz.sh/" office:target-frame-name="_top" xlink:show="replace" text:style-name="Internet_20_link" text:visited-style-name="Visited_20_Internet_20_Link"><text:span text:style-name="Fonte_20_parág._20_padrão"><text:span text:style-name="T7">https://ohmyz.sh/</text:span></text:span></text:a></text:p>
      <text:p text:style-name="Standard"><text:span text:style-name="Fonte_20_parág._20_padrão"><text:span text:style-name="T7">- Ctrl + d: volta pro terminal normal</text:span></text:span></text:p>
      <text:p text:style-name="P6">- Do terminal padrão pro zsh digitar no terminal: zsh</text:p>
      <text:p text:style-name="Standard"><text:span text:style-name="Fonte_20_parág._20_padrão"><text:span text:style-name="T7">- alias: mostra help</text:span></text:span></text:p>
      <text:p text:style-name="Standard"><text:span text:style-name="Fonte_20_parág._20_padrão"><text:span text:style-name="T7">- gaa ou ga . : adiciona todos os arquivos no repositório</text:span></text:span></text:p>
      <text:p text:style-name="P6">- gc -m “mensagem”: comita todos os arquivos no repositório</text:p>
      <text:p text:style-name="P2"/>
      <text:p text:style-name="P3">Gerenciador / facilitador de <text:s/>instalação do node js</text:p>
      <text:p text:style-name="P3"><text:a xlink:type="simple" xlink:href="https://github.com/nvm-sh/nvm" text:style-name="Internet_20_link" text:visited-style-name="Visited_20_Internet_20_Link">https://github.com/nvm-sh/nvm</text:a></text:p>
      <text:p text:style-name="P2"/>
      <text:p text:style-name="P2">Git</text:p>
      <text:p text:style-name="Standard"><text:span text:style-name="Fonte_20_parág._20_padrão"><text:span text:style-name="T1">- Instalar git no ubunto: </text:span></text:span><text:a xlink:type="simple" xlink:href="https://www.hostinger.com.br/tutoriais/tutorial-do-git-basics-introducao/" text:style-name="Internet_20_link" text:visited-style-name="Visited_20_Internet_20_Link">https://www.hostinger.com.br/tutoriais/tutorial-do-git-basics-introducao/</text:a></text:p>
      <text:p text:style-name="Standard">- <text:span text:style-name="Source_20_Text"><text:span text:style-name="T29">git clone ‘</text:span></text:span><text:span text:style-name="Source_20_Text"><text:span text:style-name="T30">url’ //clona o repositório, trocar url por url de clone</text:span></text:span></text:p>
      <text:p text:style-name="Standard">- git add –all //adiciona todos arquivos</text:p>
      <text:p text:style-name="Standard">- git commit -v -m “<text:span text:style-name="T20">mensagem</text:span>” //comita todos os arquivos</text:p>
      <text:p text:style-name="Standard">- git pull //trás tudo do remoto</text:p>
      <text:p text:style-name="Standard">- git push //joga tudo pro remoto</text:p>
      <text:p text:style-name="Standard">- git reset --hard HEAD //<text:span text:style-name="T22">trás todo o projeto de novo a partir da última alteração</text:span></text:p>
      <text:p text:style-name="Standard">- git checkout ‘develop’ //<text:span text:style-name="T32">faz checkout na branch de escolha e limpa oq não foi adicionado / comitado</text:span></text:p>
      <text:p text:style-name="Standard">- git push origin master //<text:span text:style-name="T33">commita na branch master</text:span></text:p>
      <text:p text:style-name="Standard">- git merge test //<text:span text:style-name="T34">faz merge da branch test para master</text:span></text:p>
      <text:p text:style-name="Standard">- <text:span text:style-name="T34">git status //ve se tem algo pendente pra commitar</text:span></text:p>
      <text:p text:style-name="Standard">- git stash //<text:span text:style-name="T34">retira coisas não comitadas de uma branch e salva para usar em outrar branch</text:span></text:p>
      <text:p text:style-name="Standard">- git branch test f630d3f // <text:span text:style-name="T34">pega branch de código e joga na branch test</text:span></text:p>
      <text:p text:style-name="Standard">- git log --oneline //<text:span text:style-name="T35">ve o log do repositório / branch</text:span></text:p>
      <text:p text:style-name="Standard">- <text:span text:style-name="T36">git branch ‘cypress’ //cria a branch cypress</text:span></text:p>
      <text:p text:style-name="Standard">- git add cypress.json cypress/ <text:s/>//<text:span text:style-name="T37">adiciona os arquivos especificos</text:span></text:p>
      <text:p text:style-name="Standard">- git commit -m "adicionando cypress" //<text:span text:style-name="T38">adiciona somente os arquivo adicionados</text:span></text:p>
      <text:p text:style-name="Standard">- <text:span text:style-name="T15">instalar git-flow: </text:span><text:a xlink:type="simple" xlink:href="https://danielkummer.github.io/git-flow-cheatsheet/index.pt_BR.html" text:style-name="Internet_20_link" text:visited-style-name="Visited_20_Internet_20_Link"><text:span text:style-name="T15">https://danielkummer.github.io/git-flow-cheatsheet/index.pt_BR.html</text:span></text:a></text:p>
      <text:p text:style-name="P13">- <text:span text:style-name="T40">sudo git flow init //inicia o git flow</text:span></text:p>
      <text:p text:style-name="P13">- git branch -m ‘feature/cypress’ //<text:span text:style-name="T41">renomeia a feature atual para o novo nome</text:span></text:p>
      <text:p text:style-name="P13">- git push --set-upstream origin feature/cypress //<text:span text:style-name="T42">sobe a branch pro remoto</text:span></text:p>
      <text:p text:style-name="Standard"><text:soft-page-break/></text:p>
      <text:p text:style-name="P2">React JS</text:p>
      <text:p text:style-name="P2"/>
      <text:p text:style-name="P1">- Manipulação de DOM</text:p>
      <text:p text:style-name="P1">- Utilizar CreateReactApp</text:p>
      <text:p text:style-name="Standard"><text:span text:style-name="Fonte_20_parág._20_padrão"><text:span text:style-name="T1">- Instalar o node</text:span></text:span></text:p>
      <text:list xml:id="list2190297067" text:style-name="L1">
        <text:list-item>
          <text:p text:style-name="P20"><text:a xlink:type="simple" xlink:href="https://www.digitalocean.com/community/tutorials/como-instalar-o-node-js-no-ubuntu-16-04-pt" office:target-frame-name="_top" xlink:show="replace" text:style-name="Internet_20_link" text:visited-style-name="Visited_20_Internet_20_Link"><text:span text:style-name="Fonte_20_parág._20_padrão"><text:span text:style-name="T9">https://www.digitalocean.com/community/tutorials/como-instalar-o-node-js-no-ubuntu-16-04-pt</text:span></text:span></text:a></text:p>
        </text:list-item>
      </text:list>
      <text:p text:style-name="Standard"/>
      <text:p text:style-name="Standard">- <text:a xlink:type="simple" xlink:href="https://github.com/facebook/create-react-app" office:target-frame-name="_top" xlink:show="replace" text:style-name="Internet_20_link" text:visited-style-name="Visited_20_Internet_20_Link">https://github.com/facebook/create-react-app</text:a></text:p>
      <text:p text:style-name="Standard">- <text:a xlink:type="simple" xlink:href="https://reactjs.org/tutorial/tutorial.html" office:target-frame-name="_top" xlink:show="replace" text:style-name="Internet_20_link" text:visited-style-name="Visited_20_Internet_20_Link">https://reactjs.org/tutorial/tutorial.html</text:a></text:p>
      <text:p text:style-name="Standard">- Instalar yarn: <text:a xlink:type="simple" xlink:href="https://classic.yarnpkg.com/pt-BR/docs/install/#debian-stable" office:target-frame-name="_top" xlink:show="replace" text:style-name="Internet_20_link" text:visited-style-name="Visited_20_Internet_20_Link">https://classic.yarnpkg.com/pt-BR/docs/install/#debian-stable</text:a></text:p>
      <text:list xml:id="list2397423773" text:style-name="L2">
        <text:list-item>
          <text:p text:style-name="P21">sudo yarn install: instala todas dependências</text:p>
        </text:list-item>
      </text:list>
      <text:p text:style-name="Standard"/>
      <text:p text:style-name="Standard">- Criar diretório do projeto (C:/Projects/Nome-Projeto), acessar o mesmo via terminal e executar os comandos a baixo:</text:p>
      <text:list xml:id="list69398763" text:style-name="L3">
        <text:list-item>
          <text:p text:style-name="P23">sudo npm install -g create-react-app</text:p>
        </text:list-item>
        <text:list-item>
          <text:p text:style-name="P22">sudo create-react-app frontend</text:p>
        </text:list-item>
        <text:list-item>
          <text:p text:style-name="P23">ou executar somente: sudo yarn create react-app frontend</text:p>
        </text:list-item>
      </text:list>
      <text:p text:style-name="P7"/>
      <text:p text:style-name="Standard">- Para subir o servidor: sudo yarn start</text:p>
      <text:list xml:id="list778474225" text:style-name="L4">
        <text:list-item>
          <text:p text:style-name="P25">endereço padrão de acesso: <text:a xlink:type="simple" xlink:href="http://localhost:3000/" office:target-frame-name="_top" xlink:show="replace" text:style-name="Internet_20_link" text:visited-style-name="Visited_20_Internet_20_Link">http://localhost:3000/</text:a></text:p>
        </text:list-item>
      </text:list>
      <text:p text:style-name="Standard"/>
      <text:p text:style-name="Standard">- Função Render: única que deve ser instanciada obrigatoriamente</text:p>
      <text:list xml:id="list671802146" text:style-name="L5">
        <text:list-item>
          <text:p text:style-name="P26">retorna um elemento React (JSX)</text:p>
        </text:list-item>
        <text:list-item>
          <text:p text:style-name="P26">também pode ser retornado um Array / fragmento a partir da versão (16)</text:p>
        </text:list-item>
        <text:list-item>
          <text:p text:style-name="P26">Portal</text:p>
        </text:list-item>
        <text:list-item>
          <text:p text:style-name="P26">String / Númeric / booleano / nulls</text:p>
        </text:list-item>
      </text:list>
      <text:p text:style-name="Standard"/>
      <text:p text:style-name="Standard">- Requisições a APIs só podem ser feitas dentro do componentDidMount</text:p>
      <text:p text:style-name="Standard"/>
      <text:p text:style-name="Standard">- Ciclo de vida do react, funções que são executadas assim que o componente é montado:</text:p>
      <text:list xml:id="list584800925" text:style-name="L6">
        <text:list-item>
          <text:p text:style-name="P27">Constructor</text:p>
        </text:list-item>
        <text:list-item>
          <text:p text:style-name="P27">Render</text:p>
        </text:list-item>
        <text:list-item>
          <text:p text:style-name="P27">Reac updates DOM and refs</text:p>
        </text:list-item>
        <text:list-item>
          <text:p text:style-name="P27">componentDidMount (instanciar listeners)</text:p>
        </text:list-item>
        <text:list-item>
          <text:p text:style-name="P27">componenteWillUnmount (remover / limpar listeners) – função executada ao desmontar componente</text:p>
        </text:list-item>
      </text:list>
      <text:p text:style-name="Standard"/>
      <text:p text:style-name="Standard">- Instalando blibliotecas: <text:span text:style-name="T23">todas as bibliotecas devem ser instaladas no repositório frontend</text:span></text:p>
      <text:list xml:id="list1768334199" text:style-name="L7">
        <text:list-item>
          <text:p text:style-name="P28">sudo yarn add axios</text:p>
        </text:list-item>
      </text:list>
      <text:list xml:id="list273961358" text:style-name="L8">
        <text:list-item>
          <text:p text:style-name="P24">sudo yarn add react-router-dom</text:p>
        </text:list-item>
        <text:list-item>
          <text:p text:style-name="P29"><text:span text:style-name="Fonte_20_parág._20_padrão"><text:span text:style-name="T10">sudo yarn add react-toastify //</text:span></text:span><text:a xlink:type="simple" xlink:href="https://github.com/fkhadra/react-toastify" office:target-frame-name="_top" xlink:show="replace" text:style-name="Internet_20_link" text:visited-style-name="Visited_20_Internet_20_Link"><text:span text:style-name="Hyperlink"><text:span text:style-name="T10">https://github.com/fkhadra/react-toastify</text:span></text:span></text:a><text:span text:style-name="T10"><text:tab/></text:span></text:p>
        </text:list-item>
        <text:list-item>
          <text:p text:style-name="P30"><text:span text:style-name="T11">sudo yarn add bootstrap-icons //</text:span><text:span text:style-name="T12">instalar ultima versão do node 12.16.1</text:span></text:p>
        </text:list-item>
      </text:list>
      <text:p text:style-name="P7"/>
      <text:p text:style-name="Standard"><text:span text:style-name="Fonte_20_parág._20_padrão"><text:span text:style-name="T13">scss –</text:span></text:span> <text:span text:style-name="Fonte_20_parág._20_padrão"><text:span text:style-name="T13">css com identação</text:span></text:span></text:p>
      <text:p text:style-name="P8"/>
      <text:p text:style-name="P8">css inline com react</text:p>
      <text:p text:style-name="P8"/>
      <text:p text:style-name="P7">//inline</text:p>
      <text:p text:style-name="P7">const logoStyle = {</text:p>
      <text:p text:style-name="P7"><text:s text:c="4"/>width: 5+'%',</text:p>
      <text:p text:style-name="P7"><text:s text:c="4"/>height: 5+'%',</text:p>
      <text:p text:style-name="P7"><text:soft-page-break/><text:s text:c="4"/>display: flex</text:p>
      <text:p text:style-name="P7">}</text:p>
      <text:p text:style-name="P7"/>
      <text:p text:style-name="P7">export default function Login() {</text:p>
      <text:p text:style-name="P7"><text:s text:c="4"/>return (</text:p>
      <text:p text:style-name="P7"><text:s text:c="8"/>&lt;img src={logo} alt="Squads" style={logoStyle}/&gt; <text:s text:c="7"/></text:p>
      <text:p text:style-name="Standard"><text:span text:style-name="Fonte_20_parág._20_padrão"><text:span text:style-name="T10"><text:s text:c="4"/></text:span></text:span>);</text:p>
      <text:p text:style-name="Standard">}</text:p>
      <text:p text:style-name="Standard"/>
      <text:p text:style-name="P8">Vs Code</text:p>
      <text:p text:style-name="Standard">- plugin</text:p>
      <text:list xml:id="list3414075672" text:style-name="L9">
        <text:list-item>
          <text:p text:style-name="P31">color highlight</text:p>
        </text:list-item>
        <text:list-item>
          <text:p text:style-name="P31">material icon theme</text:p>
        </text:list-item>
        <text:list-item>
          <text:p text:style-name="P31">drácula</text:p>
        </text:list-item>
        <text:list-item>
          <text:p text:style-name="P32">live share: permite duas pessoas mexer no código</text:p>
        </text:list-item>
        <text:list-item>
          <text:p text:style-name="P32">eazy-snippets-react</text:p>
        </text:list-item>
        <text:list-item>
          <text:p text:style-name="P32">vscode-icons</text:p>
        </text:list-item>
        <text:list-item>
          <text:p text:style-name="P32">CSS Formatter</text:p>
        </text:list-item>
        <text:list-item>
          <text:p text:style-name="P32">Duplicate selection or line //<text:span text:style-name="T39">alterar atalho para ctrl + shift + d</text:span></text:p>
        </text:list-item>
      </text:list>
      <text:p text:style-name="P18"/>
      <text:p text:style-name="P18"/>
      <text:p text:style-name="Standard">-Atalho Alt + shift + f <text:span text:style-name="T16">ou ctrl + shift + i</text:span>: identa o código</text:p>
      <text:p text:style-name="Standard">- <text:span text:style-name="T21">Atalho ctrl +/: comenta e descomenta</text:span></text:p>
      <text:p text:style-name="Standard"/>
      <text:p text:style-name="P8">cypress test – <text:span text:style-name="T18">testes</text:span></text:p>
      <text:p text:style-name="P9"><text:span text:style-name="T18">a</text:span><text:span text:style-name="T17">pp actions</text:span></text:p>
      <text:p text:style-name="P14">page options</text:p>
      <text:p text:style-name="P15"/>
      <text:p text:style-name="P10">Instalação cypress: Acessar / <text:span text:style-name="T24">criar </text:span>repositório <text:span text:style-name="T24">cypress no mesmo nó de frontend e backend</text:span> para instalar a biblioteca</text:p>
      <text:p text:style-name="P10"/>
      <text:p text:style-name="P10"><text:a xlink:type="simple" xlink:href="https://docs.cypress.io/guides/getting-started/installing-cypress.html#Adding-npm-scripts" text:style-name="Internet_20_link" text:visited-style-name="Visited_20_Internet_20_Link">https://docs.cypress.io/guides/getting-started/installing-cypress.html#Adding-npm-scripts</text:a></text:p>
      <text:p text:style-name="P10"/>
      <text:list xml:id="list3504641499" text:style-name="L10">
        <text:list-item>
          <text:p text:style-name="P33">sudo yarn add cypress –dev</text:p>
        </text:list-item>
        <text:list-item>
          <text:p text:style-name="P33">yarn run cypress open //<text:span text:style-name="T25">starta o cypress</text:span></text:p>
        </text:list-item>
        <text:list-item>
          <text:p text:style-name="P33">yarn start cypress:open</text:p>
        </text:list-item>
        <text:list-item>
          <text:p text:style-name="P33">$(npm bin)/cypress open <text:span text:style-name="T31">ou yarn cypress_open</text:span></text:p>
        </text:list-item>
      </text:list>
      <text:p text:style-name="P16"/>
      <text:p text:style-name="P15"/>
      <text:p text:style-name="P11">Discord – <text:span text:style-name="T17">aplicativo de conversa, bom para trocar código e trabalhar</text:span></text:p>
      <text:p text:style-name="P17"/>
      <text:p text:style-name="P12">Docker – instalação:</text:p>
      <text:list xml:id="list1747717755" text:style-name="L11">
        <text:list-item>
          <text:p text:style-name="P35">docker: <text:a xlink:type="simple" xlink:href="https://docs.docker.com/install/linux/docker-ce/ubuntu/" text:style-name="Internet_20_link" text:visited-style-name="Visited_20_Internet_20_Link">https://docs.docker.com/install/linux/docker-ce/ubuntu/</text:a></text:p>
        </text:list-item>
        <text:list-item>
          <text:p text:style-name="P34"><text:span text:style-name="T14">docker-compose: </text:span><text:a xlink:type="simple" xlink:href="https://docs.docker.com/compose/install/" text:style-name="Internet_20_link" text:visited-style-name="Visited_20_Internet_20_Link">https://docs.docker.com/compose/install/</text:a></text:p>
        </text:list-item>
        <text:list-item>
          <text:p text:style-name="P36"><text:span text:style-name="T17">sudo docker-compose down //</text:span><text:span text:style-name="T19">baixa os container</text:span></text:p>
        </text:list-item>
        <text:list-item>
          <text:p text:style-name="P37"><text:span text:style-name="Source_20_Text"><text:span text:style-name="T27">sudo </text:span></text:span><text:span text:style-name="Source_20_Text"><text:span text:style-name="T26">docker-compose -f docker-compose.yml -f docker-compose.dev.yml up --build --force-recreate -d //</text:span></text:span><text:span text:style-name="Source_20_Text"><text:span text:style-name="T27">subir ambientes</text:span></text:span></text:p>
        </text:list-item>
        <text:list-item>
          <text:p text:style-name="P37"><text:span text:style-name="Source_20_Text"><text:span text:style-name="T27">sudo docker run -dit --name portalrelacionamento -p 8080:80 -v ${PWD}/build/:/usr/local/apache2/htdocs/ httpd:2.4 //</text:span></text:span><text:span text:style-name="Source_20_Text"><text:span text:style-name="T28">sobe um container na porta 8080 apontando para 80 do apache</text:span></text:span></text:p>
        </text:list-item>
        <text:list-item>
          <text:p text:style-name="P37"><text:span text:style-name="Source_20_Text"><text:span text:style-name="T28">sudo docker stop portalrelacionamento //derruba o container</text:span></text:span></text:p>
        </text:list-item>
        <text:list-item>
          <text:p text:style-name="P37"><text:span text:style-name="Source_20_Text"><text:span text:style-name="T28">sudo docker rn d3d15ac2f85480adae0e92b1603555884d002d96eed8d53723e7e3aebd6b6fae //renomeia o container</text:span></text:span></text:p>
        </text:list-item>
        <text:list-item>
          <text:p text:style-name="P38"><text:soft-page-break/><text:span text:style-name="Source_20_Text"><text:span text:style-name="T28">sudo docker ps //lista os containers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SFMono-Regular1" svg:font-family="SFMono-Regular, Consolas, 'Liberation Mono', Menlo, monospace"/>
    <style:font-face style:name="Courier" svg:font-family="Courier" style:font-family-generic="system"/>
    <style:font-face style:name="Menlo" svg:font-family="Menlo, Monaco, 'Courier New', C" style:font-family-generic="system"/>
    <style:font-face style:name="SFMono-Regular" svg:font-family="SFMono-Regular, Consolas, 'Libe" style:font-family-generic="system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Noto Sans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Noto Sans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2" fo:hyphenation-push-char-count="2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fo:hyphenation-remain-char-count="2" fo:hyphenation-push-char-count="2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fo:hyphenation-remain-char-count="2" fo:hyphenation-push-char-count="2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fo:hyphenation-remain-char-count="2" fo:hyphenation-push-char-count="2"/>
    </style:style>
    <style:style style:name="Fonte_20_parág._20_padrão" style:display-name="Fonte parág. padrão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1" style:display-name="WW_CharLFO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2" style:display-name="WW_CharLFO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3" style:display-name="WW_CharLFO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4" style:display-name="WW_CharLFO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5" style:display-name="WW_CharLFO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6" style:display-name="WW_CharLFO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7" style:display-name="WW_CharLFO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8" style:display-name="WW_CharLFO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9" style:display-name="WW_CharLFO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1" style:display-name="WW_CharLFO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2" style:display-name="WW_CharLFO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3" style:display-name="WW_CharLFO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4" style:display-name="WW_CharLFO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5" style:display-name="WW_CharLFO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6" style:display-name="WW_CharLFO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7" style:display-name="WW_CharLFO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8" style:display-name="WW_CharLFO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9" style:display-name="WW_CharLFO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1" style:display-name="WW_CharLFO7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2" style:display-name="WW_CharLFO7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3" style:display-name="WW_CharLFO7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4" style:display-name="WW_CharLFO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5" style:display-name="WW_CharLFO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6" style:display-name="WW_CharLFO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7" style:display-name="WW_CharLFO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8" style:display-name="WW_CharLFO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9" style:display-name="WW_CharLFO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1" style:display-name="WW_CharLFO8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2" style:display-name="WW_CharLFO8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3" style:display-name="WW_CharLFO8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4" style:display-name="WW_CharLFO8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5" style:display-name="WW_CharLFO8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6" style:display-name="WW_CharLFO8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7" style:display-name="WW_CharLFO8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8" style:display-name="WW_CharLFO8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9" style:display-name="WW_CharLFO8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1" style:display-name="WW_CharLFO9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2" style:display-name="WW_CharLFO9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3" style:display-name="WW_CharLFO9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4" style:display-name="WW_CharLFO9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5" style:display-name="WW_CharLFO9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6" style:display-name="WW_CharLFO9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7" style:display-name="WW_CharLFO9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8" style:display-name="WW_CharLFO9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9" style:display-name="WW_CharLFO9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20-02-20T11:05:00Z</meta:creation-date>
    <dc:date>2020-03-05T14:57:17.829925013</dc:date>
    <meta:editing-cycles>95</meta:editing-cycles>
    <meta:editing-duration>P1DT19H34M9S</meta:editing-duration>
    <meta:document-statistic meta:table-count="0" meta:image-count="0" meta:object-count="0" meta:page-count="4" meta:paragraph-count="122" meta:word-count="840" meta:character-count="5500" meta:non-whitespace-character-count="4783"/>
    <meta:template xlink:type="simple" xlink:actuate="onRequest" xlink:title="" xlink:href="Normal"/>
  </office:meta>
</office:document-meta>
</file>